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Heading_20_3">
      <style:text-properties fo:language="ru" fo:country="RU"/>
    </style:style>
    <style:style style:name="P26" style:family="paragraph" style:parent-style-name="Heading_20_3">
      <style:text-properties fo:language="ru" fo:country="RU" fo:font-weight="bold" style:font-weight-asian="bold" style:font-weight-complex="bold"/>
    </style:style>
    <style:style style:name="P27" style:family="paragraph" style:parent-style-name="Heading_20_2">
      <style:text-properties fo:language="ru" fo:country="RU"/>
    </style:style>
    <style:style style:name="P28" style:family="paragraph" style:parent-style-name="Table_20_Contents" style:list-style-name="L2">
      <style:text-properties fo:language="en" fo:country="US"/>
    </style:style>
    <style:style style:name="P29" style:family="paragraph" style:parent-style-name="Table_20_Contents" style:list-style-name="L3">
      <style:text-properties fo:language="en" fo:country="US"/>
    </style:style>
    <style:style style:name="P30" style:family="paragraph" style:parent-style-name="Table_20_Contents" style:list-style-name="L22">
      <style:text-properties fo:language="en" fo:country="US"/>
    </style:style>
    <style:style style:name="P31" style:family="paragraph" style:parent-style-name="Table_20_Contents" style:list-style-name="L3">
      <style:text-properties style:use-window-font-color="true" fo:language="en" fo:country="US"/>
    </style:style>
    <style:style style:name="P32" style:family="paragraph" style:parent-style-name="Table_20_Contents" style:list-style-name="L3">
      <style:text-properties fo:color="#ce181e" fo:language="en" fo:country="US"/>
    </style:style>
    <style:style style:name="P33" style:family="paragraph" style:parent-style-name="Table_20_Contents" style:list-style-name="L22"/>
    <style:style style:name="P34" style:family="paragraph" style:parent-style-name="Table_20_Contents" style:list-style-name="L22">
      <style:text-properties fo:language="ru" fo:country="RU"/>
    </style:style>
    <style:style style:name="P35" style:family="paragraph" style:parent-style-name="Table_20_Contents" style:list-style-name="L23"/>
    <style:style style:name="P36" style:family="paragraph" style:parent-style-name="Table_20_Contents" style:list-style-name="L23">
      <style:text-properties fo:color="#006600" fo:language="en" fo:country="US"/>
    </style:style>
    <style:style style:name="P3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0" style:family="paragraph" style:parent-style-name="Text_20_body" style:list-style-name="L1"/>
    <style:style style:name="P41" style:family="paragraph" style:parent-style-name="Text_20_body" style:list-style-name="L4"/>
    <style:style style:name="P42" style:family="paragraph" style:parent-style-name="Text_20_body" style:list-style-name="L4">
      <style:text-properties fo:language="ru" fo:country="RU"/>
    </style:style>
    <style:style style:name="P43" style:family="paragraph" style:parent-style-name="Text_20_body" style:list-style-name="L6">
      <style:text-properties fo:language="ru" fo:country="RU"/>
    </style:style>
    <style:style style:name="P44" style:family="paragraph" style:parent-style-name="Text_20_body" style:list-style-name="L7">
      <style:text-properties fo:language="ru" fo:country="RU"/>
    </style:style>
    <style:style style:name="P45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7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48" style:family="paragraph" style:parent-style-name="Text_20_body" style:list-style-name="L11">
      <style:text-properties fo:language="ru" fo:country="RU" fo:font-weight="normal" style:font-weight-asian="normal" style:font-weight-complex="normal"/>
    </style:style>
    <style:style style:name="P49" style:family="paragraph" style:parent-style-name="Text_20_body">
      <style:text-properties fo:language="ru" fo:country="RU" fo:font-weight="normal" fo:background-color="transparent" style:font-weight-asian="normal" style:font-weight-complex="normal"/>
    </style:style>
    <style:style style:name="P50" style:family="paragraph" style:parent-style-name="Text_20_body" style:list-style-name="L25">
      <style:text-properties fo:language="ru" fo:country="RU" fo:font-weight="normal" fo:background-color="transparent" style:font-weight-asian="normal" style:font-weight-complex="normal"/>
    </style:style>
    <style:style style:name="P51" style:family="paragraph" style:parent-style-name="Text_20_body" style:list-style-name="L13">
      <style:text-properties fo:language="ru" fo:country="RU"/>
    </style:style>
    <style:style style:name="P52" style:family="paragraph" style:parent-style-name="Text_20_body" style:list-style-name="L14">
      <style:text-properties fo:language="ru" fo:country="RU"/>
    </style:style>
    <style:style style:name="P53" style:family="paragraph" style:parent-style-name="Text_20_body" style:list-style-name="L20">
      <style:text-properties fo:language="ru" fo:country="RU"/>
    </style:style>
    <style:style style:name="P54" style:family="paragraph" style:parent-style-name="Text_20_body" style:list-style-name="L21">
      <style:text-properties fo:language="ru" fo:country="RU"/>
    </style:style>
    <style:style style:name="P55" style:family="paragraph" style:parent-style-name="Text_20_body" style:list-style-name="L22">
      <style:text-properties fo:language="ru" fo:country="RU"/>
    </style:style>
    <style:style style:name="P56" style:family="paragraph" style:parent-style-name="Text_20_body" style:list-style-name="L22">
      <style:text-properties fo:language="ru" fo:country="RU" fo:background-color="#ffff00"/>
    </style:style>
    <style:style style:name="P57" style:family="paragraph" style:parent-style-name="Text_20_body">
      <style:text-properties fo:language="ru" fo:country="RU" fo:background-color="transparent"/>
    </style:style>
    <style:style style:name="P58" style:family="paragraph" style:parent-style-name="Text_20_body" style:list-style-name="L5"/>
    <style:style style:name="P59" style:family="paragraph" style:parent-style-name="Text_20_body" style:list-style-name="L5">
      <style:text-properties fo:language="en" fo:country="US"/>
    </style:style>
    <style:style style:name="P60" style:family="paragraph" style:parent-style-name="Text_20_body" style:list-style-name="L21">
      <style:text-properties fo:language="en" fo:country="US"/>
    </style:style>
    <style:style style:name="P61" style:family="paragraph" style:parent-style-name="Text_20_body" style:list-style-name="L20">
      <style:text-properties fo:language="en" fo:country="US"/>
    </style:style>
    <style:style style:name="P62" style:family="paragraph" style:parent-style-name="Text_20_body" style:list-style-name="L24">
      <style:text-properties fo:language="en" fo:country="US"/>
    </style:style>
    <style:style style:name="P63" style:family="paragraph" style:parent-style-name="Text_20_body" style:list-style-name="L8"/>
    <style:style style:name="P64" style:family="paragraph" style:parent-style-name="Text_20_body" style:list-style-name="L12"/>
    <style:style style:name="P65" style:family="paragraph" style:parent-style-name="Text_20_body" style:list-style-name="L15"/>
    <style:style style:name="P66" style:family="paragraph" style:parent-style-name="Text_20_body" style:list-style-name="L16"/>
    <style:style style:name="P67" style:family="paragraph" style:parent-style-name="Text_20_body" style:list-style-name="L17"/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2"/>
    <style:style style:name="P71" style:family="paragraph" style:parent-style-name="Text_20_body">
      <style:text-properties fo:color="#990000"/>
    </style:style>
    <style:style style:name="P72" style:family="paragraph" style:parent-style-name="Text_20_body" style:list-style-name="L22">
      <style:text-properties fo:color="#990000" fo:language="ru" fo:country="RU"/>
    </style:style>
    <style:style style:name="P73" style:family="paragraph" style:parent-style-name="Text_20_body" style:list-style-name="L22">
      <style:text-properties style:use-window-font-color="true" fo:language="ru" fo:country="RU"/>
    </style:style>
    <style:style style:name="P74" style:family="paragraph" style:parent-style-name="Text_20_body" style:list-style-name="L22">
      <style:text-properties style:use-window-font-color="true" fo:language="ru" fo:country="RU" fo:background-color="transparent"/>
    </style:style>
    <style:style style:name="P75" style:family="paragraph" style:parent-style-name="Text_20_body" style:list-style-name="L22">
      <style:text-properties fo:color="#006600" fo:language="ru" fo:country="RU"/>
    </style:style>
    <style:style style:name="P76" style:family="paragraph" style:parent-style-name="Text_20_body" style:list-style-name="L22">
      <style:text-properties fo:color="#006600" fo:language="ru" fo:country="RU" fo:background-color="transparent"/>
    </style:style>
    <style:style style:name="P77" style:family="paragraph" style:parent-style-name="Text_20_body" style:list-style-name="L23">
      <style:text-properties fo:color="#006600"/>
    </style:style>
    <style:style style:name="P78" style:family="paragraph" style:parent-style-name="Text_20_body" style:list-style-name="L24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background-color="transparent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ce181e" fo:language="en" fo:country="US"/>
    </style:style>
    <style:style style:name="T17" style:family="text">
      <style:text-properties fo:color="#ce181e" fo:language="ru" fo:country="RU"/>
    </style:style>
    <style:style style:name="T18" style:family="text">
      <style:text-properties fo:color="#cc0000"/>
    </style:style>
    <style:style style:name="T19" style:family="text">
      <style:text-properties fo:color="#990000"/>
    </style:style>
    <style:style style:name="T20" style:family="text">
      <style:text-properties fo:color="#990000" fo:language="en" fo:country="US"/>
    </style:style>
    <style:style style:name="T21" style:family="text">
      <style:text-properties fo:color="#990000" fo:language="ru" fo:country="RU"/>
    </style:style>
    <style:style style:name="T22" style:family="text">
      <style:text-properties style:font-name="Courier New" fo:language="en" fo:country="US"/>
    </style:style>
    <style:style style:name="T23" style:family="text">
      <style:text-properties style:font-name="Courier New" fo:language="en" fo:country="US" fo:font-weight="bold" style:font-weight-asian="bold" style:font-weight-complex="bold"/>
    </style:style>
    <style:style style:name="T24" style:family="text">
      <style:text-properties style:font-name="Courier New" fo:language="ru" fo:country="RU"/>
    </style:style>
    <style:style style:name="T25" style:family="text">
      <style:text-properties style:font-name="Courier New" fo:language="ru" fo:country="RU" fo:font-weight="bold" style:font-weight-asian="bold" style:font-weight-complex="bold"/>
    </style:style>
    <style:style style:name="T26" style:family="text">
      <style:text-properties fo:color="#006600"/>
    </style:style>
    <style:style style:name="T27" style:family="text">
      <style:text-properties fo:color="#006600" fo:language="en" fo:country="US"/>
    </style:style>
    <style:style style:name="T28" style:family="text">
      <style:text-properties fo:color="#006600" fo:language="ru" fo:country="RU"/>
    </style:style>
    <style:style style:name="T29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7"><text:a xlink:type="simple" xlink:href="#__RefHeading__918_844476280" text:style-name="Index_20_Link" text:visited-style-name="Index_20_Link">Общая информация<text:tab/>2</text:a></text:p>
          <text:p text:style-name="P37"><text:a xlink:type="simple" xlink:href="#__RefHeading__925_844476280" text:style-name="Index_20_Link" text:visited-style-name="Index_20_Link">Условные обозначения<text:tab/>2</text:a></text:p>
          <text:p text:style-name="P37"><text:a xlink:type="simple" xlink:href="#__RefHeading__1145_712231932" text:style-name="Index_20_Link" text:visited-style-name="Index_20_Link">Расположение журналов<text:tab/>2</text:a></text:p>
          <text:p text:style-name="P37"><text:a xlink:type="simple" xlink:href="#__RefHeading__920_844476280" text:style-name="Index_20_Link" text:visited-style-name="Index_20_Link">Структуры данных<text:tab/>2</text:a></text:p>
          <text:p text:style-name="P38"><text:a xlink:type="simple" xlink:href="#__RefHeading__2836_1359725640" text:style-name="Index_20_Link" text:visited-style-name="Index_20_Link">Принципы доступа к данным<text:tab/>2</text:a></text:p>
          <text:p text:style-name="P38"><text:a xlink:type="simple" xlink:href="#__RefHeading__933_844476280" text:style-name="Index_20_Link" text:visited-style-name="Index_20_Link">Bitfield — Битовые поля флагов<text:tab/>3</text:a></text:p>
          <text:p text:style-name="P38"><text:a xlink:type="simple" xlink:href="#__RefHeading__1147_712231932" text:style-name="Index_20_Link" text:visited-style-name="Index_20_Link">Table - Таблицы<text:tab/>3</text:a></text:p>
          <text:p text:style-name="P38"><text:a xlink:type="simple" xlink:href="#__RefHeading__1149_712231932" text:style-name="Index_20_Link" text:visited-style-name="Index_20_Link">2DArray — двумерные массивы<text:tab/>4</text:a></text:p>
          <text:p text:style-name="P38"><text:a xlink:type="simple" xlink:href="#__RefHeading___Toc2448_4270951590" text:style-name="Index_20_Link" text:visited-style-name="Index_20_Link">GlobalConfig - Глобальные настройки<text:tab/>4</text:a></text:p>
          <text:p text:style-name="P38"><text:a xlink:type="simple" xlink:href="#__RefHeading__1161_712231932" text:style-name="Index_20_Link" text:visited-style-name="Index_20_Link">ShipStruct — Конфигурация корабля<text:tab/>5</text:a></text:p>
          <text:p text:style-name="P38"><text:a xlink:type="simple" xlink:href="#__RefHeading__975_1173807053" text:style-name="Index_20_Link" text:visited-style-name="Index_20_Link">ShipTemplateStruct — Шаблон корабля<text:tab/>6</text:a></text:p>
          <text:p text:style-name="P38"><text:a xlink:type="simple" xlink:href="#__RefHeading__2971_216272226" text:style-name="Index_20_Link" text:visited-style-name="Index_20_Link">StatStruct – Статистика<text:tab/>6</text:a></text:p>
          <text:p text:style-name="P38"><text:a xlink:type="simple" xlink:href="#__RefHeading__941_844476280" text:style-name="Index_20_Link" text:visited-style-name="Index_20_Link">WareRatingStruct — Рейтинг товара<text:tab/>7</text:a></text:p>
          <text:p text:style-name="P38"><text:a xlink:type="simple" xlink:href="#__RefHeading__922_844476280" text:style-name="Index_20_Link" text:visited-style-name="Index_20_Link">WareStruct — Параметры товара<text:tab/>7</text:a></text:p>
          <text:p text:style-name="P38"><text:a xlink:type="simple" xlink:href="#__RefHeading__931_844476280" text:style-name="Index_20_Link" text:visited-style-name="Index_20_Link">WorkspaceStruct — Параметры рабочей области<text:tab/>8</text:a></text:p>
          <text:p text:style-name="P37"><text:a xlink:type="simple" xlink:href="#__RefHeading__1151_712231932" text:style-name="Index_20_Link" text:visited-style-name="Index_20_Link">Алгоритмы работы программ<text:tab/>9</text:a></text:p>
          <text:p text:style-name="P38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39"><text:a xlink:type="simple" xlink:href="#__RefHeading__1227_1613864034" text:style-name="Index_20_Link" text:visited-style-name="Index_20_Link">Версия 3.02<text:tab/>10</text:a></text:p>
          <text:p text:style-name="P39"><text:a xlink:type="simple" xlink:href="#__RefHeading___Toc2192_265672554" text:style-name="Index_20_Link" text:visited-style-name="Index_20_Link">Защитный маневр<text:tab/>10</text:a></text:p>
          <text:p text:style-name="P39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39"><text:a xlink:type="simple" xlink:href="#__RefHeading___Toc2196_265672554" text:style-name="Index_20_Link" text:visited-style-name="Index_20_Link">Соседний сектор (Next Sector)<text:tab/>11</text:a></text:p>
          <text:p text:style-name="P39"><text:a xlink:type="simple" xlink:href="#__RefHeading___Toc2198_265672554" text:style-name="Index_20_Link" text:visited-style-name="Index_20_Link">Последний шанс (Last Chance)<text:tab/>11</text:a></text:p>
          <text:p text:style-name="P39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39"><text:a xlink:type="simple" xlink:href="#__RefHeading___Toc2202_265672554" text:style-name="Index_20_Link" text:visited-style-name="Index_20_Link">Доступен прыжок в соседний сектор (Jump Next)<text:tab/>12</text:a></text:p>
          <text:p text:style-name="P39"><text:a xlink:type="simple" xlink:href="#__RefHeading___Toc2204_265672554" text:style-name="Index_20_Link" text:visited-style-name="Index_20_Link">Используемые переменные<text:tab/>12</text:a></text:p>
          <text:p text:style-name="P39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39"><text:a xlink:type="simple" xlink:href="#__RefHeading___Toc2208_265672554" text:style-name="Index_20_Link" text:visited-style-name="Index_20_Link">Тест-кейсы<text:tab/>13</text:a></text:p>
          <text:p text:style-name="P38"><text:a xlink:type="simple" xlink:href="#__RefHeading___Toc2452_4270951590" text:style-name="Index_20_Link" text:visited-style-name="Index_20_Link">Навигационная программа<text:tab/>14</text:a></text:p>
          <text:p text:style-name="P38"><text:a xlink:type="simple" xlink:href="#__RefHeading__2466_2044843841" text:style-name="Index_20_Link" text:visited-style-name="Index_20_Link">Торговля и обмен товарами<text:tab/>14</text:a></text:p>
          <text:p text:style-name="P39"><text:a xlink:type="simple" xlink:href="#__RefHeading__2468_2044843841" text:style-name="Index_20_Link" text:visited-style-name="Index_20_Link">Как корабли торгуют между собой<text:tab/>15</text:a></text:p>
          <text:p text:style-name="P39"><text:a xlink:type="simple" xlink:href="#__RefHeading__2988_112787359" text:style-name="Index_20_Link" text:visited-style-name="Index_20_Link">Товарный лимит трюма<text:tab/>15</text:a></text:p>
          <text:p text:style-name="P39"><text:a xlink:type="simple" xlink:href="#__RefHeading__2470_2044843841" text:style-name="Index_20_Link" text:visited-style-name="Index_20_Link">Валидация контрагентов (функция 610)<text:tab/>17</text:a></text:p>
          <text:p text:style-name="P39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39"><text:a xlink:type="simple" xlink:href="#__RefHeading__3378_1980337750" text:style-name="Index_20_Link" text:visited-style-name="Index_20_Link">Определение партии на покупку (функция 604)<text:tab/>21</text:a></text:p>
          <text:p text:style-name="P39"><text:a xlink:type="simple" xlink:href="#__RefHeading__3292_1189012309" text:style-name="Index_20_Link" text:visited-style-name="Index_20_Link">Определение партии на продажу (функция 605)<text:tab/>22</text:a></text:p>
          <text:p text:style-name="P39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38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39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39"><text:a xlink:type="simple" xlink:href="#__RefHeading__1157_712231932" text:style-name="Index_20_Link" text:visited-style-name="Index_20_Link">Переоборудование кораблей<text:tab/>25</text:a></text:p>
          <text:p text:style-name="P39"><text:soft-page-break/><text:a xlink:type="simple" xlink:href="#__RefHeading__1159_712231932" text:style-name="Index_20_Link" text:visited-style-name="Index_20_Link">Ремонт в доке<text:tab/>26</text:a></text:p>
          <text:p text:style-name="P37"><text:a xlink:type="simple" xlink:href="#__RefHeading__2474_2044843841" text:style-name="Index_20_Link" text:visited-style-name="Index_20_Link">Дорожная карта<text:tab/>26</text:a></text:p>
          <text:p text:style-name="P37"><text:a xlink:type="simple" xlink:href="#__RefHeading__3380_1980337750" text:style-name="Index_20_Link" text:visited-style-name="Index_20_Link">Тестирование на утечки памяти <text:tab/>27</text:a></text:p>
          <text:p text:style-name="P37"><text:a xlink:type="simple" xlink:href="#__RefHeading__979_1173807053" text:style-name="Index_20_Link" text:visited-style-name="Index_20_Link">TODO<text:tab/>30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8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10">ведет журнал, который позволяет отслеживать принимаемые программой решения и выполняемые действия. </text:span><text:span text:style-name="T10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10">домашней директории.</text:span></text:p>
      <text:p text:style-name="Text_20_body">Для <text:span text:style-name="T5">Windows </text:span><text:span text:style-name="T10">версии журналы находятся в папке </text:span><text:span text:style-name="T5">Documents\Egosoft\X3AP </text:span><text:span text:style-name="T10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7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<text:soft-page-break/>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10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10">где </text:span><text:span text:style-name="T5">&lt;STRUCT&gt; – </text:span><text:span text:style-name="T10">идентификатор структуры, </text:span><text:span text:style-name="T5">&lt;FIELD&gt; – </text:span><text:span text:style-name="T10">идентификатор поля структуры. Например,</text:span></text:p>
      <text:p text:style-name="Text_20_body"><text:span text:style-name="T25"><text:tab/></text:span><text:span text:style-name="T23">$cWareStr.sellPrice</text:span></text:p>
      <text:p text:style-name="Text_20_body"><text:span text:style-name="T5">м</text:span><text:span text:style-name="T10">ожет использоваться для ссылки на цену реализации товара в структуре типа </text:span><text:span text:style-name="T5">WareStruct, </text:span><text:span text:style-name="T10">а</text:span></text:p>
      <text:p text:style-name="Text_20_body"><text:span text:style-name="T25"><text:tab/></text:span><text:span text:style-name="T23">$cWareStr.buyPrice</text:span></text:p>
      <text:p text:style-name="Text_20_body"><text:span text:style-name="T10">то же самое, но в отношении закупочной цены</text:span><text:span text:style-name="T5">. </text:span><text:span text:style-name="T10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<text:soft-page-break/>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10">Глобальные настройки </text:span><text:span text:style-name="T5">T2-Droid </text:span><text:span text:style-name="T10">хранятся в виде массива в глобальной переменной «</text:span><text:span text:style-name="T5">wwsl.T2.global</text:span><text:span text:style-name="T10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6">Program → Ship index, </text:span><text:span text:style-name="T17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10">если открыто меню глобальных настроек. </text:span><text:span text:style-name="T10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10">включить журнал навигатора; </text:span><text:span text:style-name="T5">2 – </text:span><text:span text:style-name="T10">включить журнал установки и обновления; </text:span><text:span text:style-name="T5">4 – </text:span><text:span text:style-name="T5">о</text:span><text:span text:style-name="T10">тображать в меню</text:span><text:span text:style-name="T10"> дополнительные отладочные опции; </text:span><text:span text:style-name="T5">8 – </text:span><text:span text:style-name="T10">включить торговый журнал; </text:span><text:span text:style-name="T5">16 – </text:span><text:span text:style-name="T10">включить журнал валидации контрагентов; </text:span><text:span text:style-name="T5">32 – </text:span><text:span text:style-name="T10">включить журнал обработки сигналов; </text:span><text:span text:style-name="T5">64 – </text:span><text:span text:style-name="T10">включить журнал вызовов функций (много данных); </text:span><text:span text:style-name="T10">128 — включить боевой журнал;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10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10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10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<text:soft-page-break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10">Статистика</text:span><text:bookmark-end text:name="__RefHeading__2971_216272226"/></text:h>
      <text:p text:style-name="P6">StatStruct – <text:span text:style-name="T10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ext:soft-page-break/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ext:soft-page-break/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10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3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3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10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3621817116891485814" text:style-name="L1">
        <text:list-item>
          <text:p text:style-name="P40">SP1 - Корабль скрылся на станции</text:p>
        </text:list-item>
        <text:list-item>
          <text:p text:style-name="P40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<text:soft-page-break/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10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10">ключевые</text:span> <text:span text:style-name="T10">моменты алгоритма</text:span>.</text:p>
      <text:h text:style-name="Heading_20_3" text:outline-level="3"><text:bookmark-start text:name="__RefHeading___Toc2192_265672554"/><text:span text:style-name="T10">З</text:span><text:span text:style-name="T10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10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10">ему </text:span><text:span text:style-name="T10">будет практически невозможно, так как </text:span><text:span text:style-name="T10">для возвращения на курс будет уходить слишком много времени. </text:span><text:span text:style-name="T10">В связи с этим, необходимо выполнять дополнительную фильтрацию входящих сигналов по </text:span><text:span text:style-name="T10">некоторым условиям</text:span><text:span text:style-name="T10">.</text:span></text:p>
      <text:p text:style-name="Text_20_body"><text:span text:style-name="T10">К</text:span><text:span text:style-name="T10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10">По этому придется использовать некое усредненное значение — </text:span><text:span text:style-name="T10">3</text:span><text:span text:style-name="T5"> </text:span><text:span text:style-name="T10">об./мин., </text:span><text:span text:style-name="T10">что характерно для кораблей класса </text:span><text:span text:style-name="T5">TS.</text:span><text:span text:style-name="T10"> </text:span><text:span text:style-name="T10">Что бы развернуться в противоположную сторону такому кораблю понадобится </text:span><text:span text:style-name="T5">20</text:span><text:span text:style-name="T10"> секунд. </text:span><text:span text:style-name="T10">Так же нам известна максимальная продолжительность маневра </text:span><text:soft-page-break/><text:span text:style-name="T10">уклонения, которая составляет 10 секунд. </text:span><text:span text:style-name="T10">Это значит, что за время маневра корабль отклонится от курса максимум на </text:span><text:span text:style-name="T10">5</text:span><text:span text:style-name="T5">0</text:span><text:span text:style-name="T5">%. </text:span><text:span text:style-name="T10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pan text:style-name="T10">времени что бы следовать установленным курсом.</text:span><text:span text:style-name="T10"> </text:span><text:span text:style-name="T10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10">К</text:span><text:span text:style-name="T10">онтрольная зона </text:span><text:span text:style-name="T10">и статус агрессора</text:span><text:bookmark-end text:name="__RefHeading___Toc2194_265672554"/></text:h>
      <text:p text:style-name="P3"><text:span text:style-name="T10">Контрольная зона — это область</text:span><text:span text:style-name="T10">, которая </text:span><text:span text:style-name="T10">просматривается программой </text:span><text:span text:style-name="T10">для</text:span><text:span text:style-name="T10"> определения статуса агрессора. В данной версии контрольная зона </text:span><text:span text:style-name="T10">определяется текущим сектором и всеми смежными с ним секторами. Когда корабль находится на точке </text:span><text:span text:style-name="T5">SP1,</text:span><text:span text:style-name="T10"> </text:span><text:span text:style-name="T10">начал двигаться</text:span><text:span text:style-name="T10"> </text:span><text:span text:style-name="T10">к точке </text:span><text:span text:style-name="T5">SP2 </text:span><text:span text:style-name="T10">или уже находится на ней</text:span><text:span text:style-name="T5">, </text:span><text:span text:style-name="T10">программа</text:span><text:span text:style-name="T10"> ожидает изменение статуса агрессора. </text:span><text:span text:style-name="T10">Если агрессор уничтожен или покинул контрольную зону, режим тревоги снимается </text:span><text:span text:style-name="T10">и корабль возвращается к предыдущему заданию</text:span><text:span text:style-name="T10">.</text:span></text:p>
      <text:p text:style-name="P4"><text:span text:style-name="T10">Когда</text:span><text:span text:style-name="T10"> корабль начинает уходить на точку </text:span><text:span text:style-name="T5">SP2, </text:span><text:span text:style-name="T10">то он </text:span><text:span text:style-name="T10">потенциально остается под угрозой, которая может исходить от нового агрессора. В случае </text:span><text:span text:style-name="T10">регистрации нового нападения</text:span><text:span text:style-name="T10">, программа</text:span><text:span text:style-name="T10"> перезапус</text:span><text:span text:style-name="T10">кает</text:span><text:span text:style-name="T10"> процедуру бегства </text:span><text:span text:style-name="T10">для</text:span><text:span text:style-name="T10"> </text:span><text:span text:style-name="T10">нового агрессора</text:span><text:span text:style-name="T10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10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10">При входе в состояние корабль пытается выпустить повышенное количество дронов, что бы отвлечь </text:span><text:span text:style-name="T10">внимание </text:span><text:span text:style-name="T10">нападающего.</text:span></text:p>
      <text:p text:style-name="P20"/>
      <text:p text:style-name="Table_20_Contents"><text:span text:style-name="T10">Е</text:span><text:span text:style-name="T10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10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><text:soft-page-break/></text:p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10">осуществляется попытка выполнить прыжок к </text:span><text:span text:style-name="T10">случайным</text:span> вратам следующего сектора <text:span text:style-name="T10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10">Если предыдущий этап не удался, </text:span><text:span text:style-name="T10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10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10">то </text:span><text:span text:style-name="T10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1513577656749936584" text:style-name="L2">
        <text:list-item>
          <text:p text:style-name="P28"><text:span text:style-name="T15">isSP2</text:span> – <text:span text:style-name="T10">указывает, что корабль на пути к точке </text:span>SP2 <text:span text:style-name="T10">или </text:span><text:span text:style-name="T10">находится </text:span><text:span text:style-name="T10">на ней.</text:span> <text:span text:style-name="T10">Выставляется</text:span><text:span text:style-name="T10"> в момент начал</text:span><text:span text:style-name="T10">а</text:span><text:span text:style-name="T10"> </text:span><text:span text:style-name="T10">следования к</text:span><text:span text:style-name="T10"> точк</text:span><text:span text:style-name="T10">е</text:span><text:span text:style-name="T10"> </text:span>SP2. <text:span text:style-name="T10">Сбрасывается каждый раз при входе в </text:span><text:span text:style-name="T10">первичную</text:span><text:span text:style-name="T10"> фазу (</text:span>initial phase, <text:span text:style-name="T10">первичный анализ ситуации) </text:span><text:span text:style-name="T10">и </text:span><text:span text:style-name="T10">выходе из нее</text:span><text:span text:style-name="T10">. Используется анализатором повторных сигналов для перезапуска </text:span><text:span text:style-name="T10">программы </text:span><text:span text:style-name="T10">с целью</text:span><text:span text:style-name="T10"> обработки нового, </text:span><text:span text:style-name="T10">более приоритетного</text:span><text:span text:style-name="T10"> агрессора</text:span><text:span text:style-name="T10">. </text:span></text:p>
        </text:list-item>
        <text:list-item>
          <text:p text:style-name="P28"><text:span text:style-name="T15">InitialPhase</text:span> – <text:span text:style-name="T10">целочисленный код состояния, с которого требуется начать работу при входе в </text:span><text:span text:style-name="T10">первичную</text:span><text:span text:style-name="T10"> фазу. Сбрасывается сразу после получения в начале </text:span><text:span text:style-name="T10">первичной</text:span><text:span text:style-name="T10"> фазы. Используется в целях </text:span><text:span text:style-name="T10">тестирования</text:span><text:span text:style-name="T10">.</text:span></text:p>
        </text:list-item>
        <text:list-item>
          <text:p text:style-name="P28"><text:span text:style-name="T15">RestartForAttacker</text:span> – <text:span text:style-name="T10">указывает на нового агрессора </text:span><text:span text:style-name="T10">и необходимость перезапуска программы</text:span><text:span text:style-name="T10">.</text:span><text:span text:style-name="T10"> </text:span><text:span text:style-name="T10">Выставляется анализатором повторных сигналов. </text:span><text:span text:style-name="T10">Сбрасывается </text:span><text:span text:style-name="T10">при </text:span><text:span text:style-name="T10">возврате на уровень управления</text:span><text:span text:style-name="T10"> </text:span><text:span text:style-name="T10">режим</text:span><text:span text:style-name="T10">ом</text:span><text:span text:style-name="T10"> тревоги </text:span><text:span text:style-name="T10">верхнего уровня</text:span><text:span text:style-name="T10">.</text:span></text:p>
        </text:list-item>
        <text:list-item>
          <text:p text:style-name="P28">LastDefTime – <text:span text:style-name="T10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10">А</text:span><text:span text:style-name="T10">лгоритм перезапуска для нового агрессора</text:span><text:bookmark-end text:name="__RefHeading___Toc2206_265672554"/></text:h>
      <text:p text:style-name="P19"><text:span text:style-name="T10">Данная процедура имеет смысл при движении к точке </text:span>SP2 <text:span text:style-name="T10">или нахождении на ней. </text:span><text:span text:style-name="T10">Если в этом состоянии произошло повторное нападение, шансы корабля на выживание </text:span><text:span text:style-name="T10">будут выше, если повторно выполнить анализ ситуации </text:span><text:span text:style-name="T10">с самого начала</text:span><text:span text:style-name="T10">. Если на борту есть топливо, то </text:span><text:soft-page-break/><text:span text:style-name="T10">перезапуск программы позволит совершить еще один прыжок в соседний сектор, в котором ситуация может быть </text:span><text:span text:style-name="T10">более благоприятной</text:span><text:span text:style-name="T10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10">П</text:span><text:span text:style-name="T10">еременная </text:span><text:span text:style-name="T15">RestartForAttacker</text:span> <text:span text:style-name="T10">проверяется в цикле следования к </text:span>SP2 <text:span text:style-name="T10">и в процессе ожидания на точке </text:span>SP2. Н<text:span text:style-name="T10">а каждо</text:span><text:span text:style-name="T10">й</text:span><text:span text:style-name="T10"> </text:span><text:span text:style-name="T10">итерации</text:span><text:span text:style-name="T10"> выполняется проверка необходимости перезапуска. Если </text:span><text:span text:style-name="T15">RestartForAttacker</text:span> <text:span text:style-name="T10">установлена, то выполняется завершение работы </text:span><text:span text:style-name="T10">данного этапа</text:span><text:span text:style-name="T10">. </text:span><text:span text:style-name="T10">В</text:span><text:span text:style-name="T10">ыход из </text:span><text:span text:style-name="T10">этой </text:span><text:span text:style-name="T10">процедуры </text:span><text:span text:style-name="T10">ведет</text:span><text:span text:style-name="T10"> к возврату на уровень управления режимом тревоги, </text:span><text:span text:style-name="T10">где повторно выполняется анализ </text:span><text:span text:style-name="T15">RestartForAttacker</text:span>. <text:span text:style-name="T10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5360525004534971968" text:style-name="L3">
        <text:list-item>
          <text:p text:style-name="P31">Case: LAST.CHANCE, <text:span text:style-name="T10">нахождение на точке </text:span>SP2. <text:span text:style-name="T10">Новая атака. Результат: рестарт программы.</text:span></text:p>
        </text:list-item>
        <text:list-item>
          <text:p text:style-name="P31">Case: LAST.CHANCE, <text:span text:style-name="T10">агрессор покинул сектор. </text:span><text:span text:style-name="T10">Результат: завершение работы.</text:span></text:p>
        </text:list-item>
        <text:list-item>
          <text:p text:style-name="P31">Case: LAST.CHANCE, <text:span text:style-name="T10">удалось оторваться от агрессора на расстояние 60км. Результат: переход в режим точки </text:span>SP2.<text:span text:style-name="T10"> </text:span></text:p>
        </text:list-item>
        <text:list-item>
          <text:p text:style-name="P31">Case: NEXT.SECTOR, <text:span text:style-name="T10">а</text:span><text:span text:style-name="T10">грессор больше</text:span><text:span text:style-name="T10"> не существует </text:span><text:span text:style-name="T10">или покинул зону контроля</text:span><text:span text:style-name="T10">. Результат: завершение работы.</text:span></text:p>
        </text:list-item>
        <text:list-item>
          <text:p text:style-name="P31">Case: NEXT.SECTOR, <text:span text:style-name="T10">текущий сектор на маршруте является сектором назначения. Результат: завершение работы.</text:span></text:p>
        </text:list-item>
        <text:list-item>
          <text:p text:style-name="P31">Case: NEXT.SECTOR, <text:span text:style-name="T10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1">Case: NEXT.SECTOR, <text:span text:style-name="T10">текущий сектор </text:span><text:span text:style-name="T10">в стороне от</text:span><text:span text:style-name="T10"> маршрута. Найдена станция </text:span>SP1. <text:span text:style-name="T10">Результат: стыковка с </text:span>SP1 <text:span text:style-name="T10">и ожидание </text:span><text:span text:style-name="T10">изменение статуса агрессора</text:span>.</text:p>
        </text:list-item>
        <text:list-item>
          <text:p text:style-name="P31">Case: NEXT.SECTOR, <text:s/><text:span text:style-name="T10">агрессор в текущем секторе. </text:span><text:span text:style-name="T10">Найдена станция </text:span>SP1. <text:span text:style-name="T10">Результат: стыковка с </text:span>SP1 <text:span text:style-name="T10">и ожидание изменения статуса агрессора. </text:span></text:p>
        </text:list-item>
        <text:list-item>
          <text:p text:style-name="P32">Case: NEXT.SECTOR, <text:span text:style-name="T10">текущий сектор </text:span><text:span text:style-name="T10">в стороне</text:span><text:span text:style-name="T10"> </text:span><text:span text:style-name="T10">от </text:span><text:span text:style-name="T10">маршрута или агрессор в текущем секторе. Найдена станция </text:span>SP1, <text:span text:style-name="T10">но она уничтожена во время подлета. Результат: </text:span><text:span text:style-name="T10">переход в фазу </text:span>LAST.CHANCE<text:span text:style-name="T10">.</text:span></text:p>
        </text:list-item>
        <text:list-item>
          <text:p text:style-name="P32">Case: NEXT.SECTOR, <text:span text:style-name="T10">текущий сектор </text:span><text:span text:style-name="T10">в стороне</text:span><text:span text:style-name="T10"> </text:span><text:span text:style-name="T10">от </text:span><text:span text:style-name="T10">маршрута или агрессор в текущем секторе. </text:span><text:span text:style-name="T10">В секторе нет станций и врат. Н</text:span><text:span text:style-name="T10">е удается найти точ</text:span><text:span text:style-name="T10">ку </text:span><text:span text:style-name="T10">SP2</text:span>. <text:span text:style-name="T10">Результат: переход в фазу </text:span>LAST.CHANCE.</text:p>
        </text:list-item>
        <text:list-item>
          <text:p text:style-name="P31">Case: NEXT.SECTOR, <text:span text:style-name="T10">точка </text:span>SP2 <text:span text:style-name="T10">рассчитана. </text:span><text:span text:style-name="T10">Результат: корабль уходит на </text:span>SP2 <text:span text:style-name="T10">и ожидает смену статуса агрессора.</text:span></text:p>
        </text:list-item>
        <text:list-item>
          <text:p text:style-name="P31">Case: NEXT.SECTOR, <text:span text:style-name="T10">уход на точку </text:span>SP2. <text:span text:style-name="T10">Новая атака во время ухода. Результат: рестарт </text:span><text:soft-page-break/><text:span text:style-name="T10">программы.</text:span></text:p>
        </text:list-item>
        <text:list-item>
          <text:p text:style-name="P29"><text:span text:style-name="T13">Case: NEXT.SECTOR, </text:span><text:span text:style-name="T14">нахождение на точке </text:span><text:span text:style-name="T13">SP2. </text:span><text:span text:style-name="T14">Новая атака. Результат: рестарт программы.</text:span></text:p>
        </text:list-item>
        <text:list-item>
          <text:p text:style-name="P31">Case: MOVE.LOCALLY, <text:span text:style-name="T10">ближайший </text:span>объект<text:span text:style-name="T10"> — врата. Результат: корабль следует в соседний сектор через ближайшие врата</text:span><text:span text:style-name="T10">, после чего переходит в фазу </text:span>NEXT.SECTOR.</text:p>
        </text:list-item>
        <text:list-item>
          <text:p text:style-name="P32">Case: MOVE.LOCALLY, <text:span text:style-name="T10">ближайший </text:span>объект<text:span text:style-name="T10"> — врата. </text:span><text:span text:style-name="T10">Врата уничтожены в процессе следования к ним корабля.</text:span><text:span text:style-name="T10"> Результат: </text:span><text:span text:style-name="T10">переход</text:span><text:span text:style-name="T10"> в фазу </text:span><text:span text:style-name="T10">L</text:span>AST.CHANCE.</text:p>
        </text:list-item>
        <text:list-item>
          <text:p text:style-name="P31">Case: MOVE.LOCALLY, <text:span text:style-name="T10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2"><text:span text:style-name="T10">C</text:span><text:span text:style-name="T10">ase: MOVE.LOCALLY, ближайший объект — станция. </text:span><text:span text:style-name="T10">Станция уничтожена в процессе следования к ней корабля. </text:span><text:span text:style-name="T10">Результат: </text:span><text:span text:style-name="T10">переход в фазу </text:span>LAST.CHANCE<text:span text:style-name="T10">.</text:span></text:p>
        </text:list-item>
        <text:list-item>
          <text:p text:style-name="P32">Case: MOVE.LOCALLY, <text:span text:style-name="T10">не найдены ни врата, ни станция. Результат: переход в фазу </text:span>LAST.CHANCE.</text:p>
        </text:list-item>
        <text:list-item>
          <text:p text:style-name="P32">Case: JUMP.NEXT, <text:span text:style-name="T10">не установлен ПД. Результат: переход в фазу </text:span>MOVE.LOCALLY.</text:p>
        </text:list-item>
        <text:list-item>
          <text:p text:style-name="P32">Case: JUMP.NEXT, <text:span text:style-name="T10">недостаточно топлива для прыжка. Результат: переход в фазу </text:span>MOVE.LOCALLY.</text:p>
        </text:list-item>
        <text:list-item>
          <text:p text:style-name="P31">Case: JUMP.NEXT, <text:span text:style-name="T10">корабль на маршруте в другой сектор. Результат: выполняется прыжок к </text:span><text:span text:style-name="T10">случайным</text:span><text:span text:style-name="T10"> вр</text:span><text:span text:style-name="T10">а</text:span><text:span text:style-name="T10">там следующе</text:span><text:span text:style-name="T10">го</text:span><text:span text:style-name="T10"> сектор</text:span><text:span text:style-name="T10">а</text:span><text:span text:style-name="T10"> на маршруте, после чего выполняется переход в фазу </text:span>NEXT.SECTOR.</text:p>
        </text:list-item>
        <text:list-item>
          <text:p text:style-name="P31">Case: JUMP.NEXT, <text:span text:style-name="T10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10">соседний сектор </text:span><text:span text:style-name="T10">с большим количеством</text:span><text:span text:style-name="T10"> станци</text:span><text:span text:style-name="T10">й</text:span><text:span text:style-name="T10">. Результат: стыковка со станцией и ожидание изменения статуса агрессора.</text:span></text:p>
        </text:list-item>
        <text:list-item>
          <text:p text:style-name="P31">Case: JUMP.NEXT, <text:span text:style-name="T10">прыгнуть </text:span><text:span text:style-name="T10">по маршруту не удалось</text:span><text:span text:style-name="T10">, в соседних секторах нет станций для стыковки. </text:span><text:span text:style-name="T10">Результат: прыжок в случайный соседний сектор, уход на точку </text:span>SP2, <text:span text:style-name="T10">ожидание статуса агрессора</text:span>.</text:p>
        </text:list-item>
        <text:list-item>
          <text:p text:style-name="P32">Case: JUMP.NEXT,<text:span text:style-name="T10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7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10">При выполнении заданий корабли под управлением </text:span><text:span text:style-name="T5">T2-Droid </text:span><text:span text:style-name="T10">используют одну навигационную программу (за исключением обработки нападения).</text:span></text:p>
      <text:h text:style-name="P27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10">Для торговли и обмена товарами, корабли под управлением </text:span><text:span text:style-name="T5">T2-Droid </text:span><text:span text:style-name="T10">используют одинаковый набор программ. Все корабли </text:span><text:span text:style-name="T5">T2-Droid </text:span><text:span text:style-name="T10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oft-page-break/><text:span text:style-name="T10">К</text:span><text:span text:style-name="T10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10">Решением может стать система, с помощью которой корабли смогут </text:span><text:span text:style-name="T10">резервировать товар и назначать точку встречи</text:span><text:span text:style-name="T10">. </text:span><text:span text:style-name="T10">Таким образом можно решить обе вышеописанные проблемы. </text:span><text:span text:style-name="T10">Прежде всего, любой корабль будет совершать сделки, если он готов это делать в соответствии с заложенной программой. </text:span><text:span text:style-name="T10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10">станцию. </text:span><text:span text:style-name="T10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10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10">С</text:span><text:span text:style-name="T10">ложности</text:span></text:p>
      <text:list xml:id="list4190810654777086432" text:style-name="L4">
        <text:list-item>
          <text:p text:style-name="P41"><text:span text:style-name="T10">Н</text:span><text:span text:style-name="T10">е совсем понятно, как ранжировать корабли-контрагенты в одном списке со станциями.</text:span></text:p>
        </text:list-item>
        <text:list-item>
          <text:p text:style-name="P42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25" text:outline-level="3"><text:bookmark-start text:name="__RefHeading__2988_112787359"/>Товарный лимит трюма<text:bookmark-end text:name="__RefHeading__2988_112787359"/></text:h>
      <text:p text:style-name="Text_20_body"><text:span text:style-name="T10">Рабочий объем трюма (</text:span><text:span text:style-name="T5">Available Space, AS, </text:span><text:span text:style-name="T10">функция </text:span><text:span text:style-name="T5">601 </text:span><text:span text:style-name="T10">без аргумента</text:span><text:span text:style-name="T5">)</text:span><text:span text:style-name="T10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10">и объема, занятого оборудованием, вооружением и щитами</text:span><text:span text:style-name="T5">.</text:span></text:p>
      <text:p text:style-name="Text_20_body"><text:span text:style-name="T10">Товарный лимит трюма </text:span><text:span text:style-name="T5">(Ware Amount Limit, WAL) – </text:span><text:span text:style-name="T10">это максимальное количество товара </text:span><text:span text:style-name="T5">(</text:span><text:span text:style-name="T10">в единицах товара), разрешенное для перевозки и хранения данным кораблем. </text:span><text:span text:style-name="T5">WAL, </text:span><text:span text:style-name="T10">переведенный в единицы объема,</text:span><text:span text:style-name="T5"> </text:span><text:span text:style-name="T10">не может превышать рабочий объем трюма. </text:span></text:p>
      <text:p text:style-name="Text_20_body"><text:span text:style-name="T10">Свободный товарный лимит трюма (</text:span><text:span text:style-name="T5">Free Ware Amount Limit, FWAL) – </text:span><text:span text:style-name="T10">это количество товара (в единицах), доступное для загрузки в трюм корабля с учетом товарных лимитов. </text:span><text:span text:style-name="T5">FWAL </text:span><text:span text:style-name="T10">рассчитывается как разность </text:span><text:span text:style-name="T5">WAL </text:span><text:span text:style-name="T10">и количества товара уже загруженного в трюм на данный </text:span><text:soft-page-break/><text:span text:style-name="T10">момент.</text:span></text:p>
      <text:p text:style-name="Text_20_body"><text:span text:style-name="T10">Если для товара лимит трюма </text:span><text:span text:style-name="T5">WAL </text:span><text:span text:style-name="T10">не указан явно, то для расчета</text:span><text:span text:style-name="T5"> </text:span><text:span text:style-name="T10">используется рабочий объем</text:span><text:span text:style-name="T5">:</text:span><text:span text:style-name="T10"> </text:span><text:span text:style-name="T5">AS </text:span><text:span text:style-name="T10">делится на объем, занимаемый единицей товара </text:span><text:span text:style-name="T5">(Ware Unit Volume, WUV)</text:span><text:span text:style-name="T10">.</text:span></text:p>
      <text:p text:style-name="Text_20_body"><text:span text:style-name="T10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10">умножается на </text:span><text:span text:style-name="T5">WUV, </text:span><text:span text:style-name="T10">затем сравнивается с </text:span><text:span text:style-name="T5">AS. Н</text:span><text:span text:style-name="T10">апример, когда в пределах лимитов: </text:span><text:span text:style-name="T5">AS = 2000, WAL=800, WUV=2</text:span></text:p>
      <text:p text:style-name="P11"><text:tab/>s = WAL * WUV</text:p>
      <text:p text:style-name="P11"><text:tab/>s = 800 * 2 = 1600</text:p>
      <text:p text:style-name="Text_20_body"><text:span text:style-name="T10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10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10">Например: </text:span><text:span text:style-name="T5">AS = 2000, WAL=25%, WUV=2</text:span></text:p>
      <text:p text:style-name="P11"><text:tab/>s = AS * WAL / 100 / WUV</text:p>
      <text:p text:style-name="Text_20_body"><text:span text:style-name="T22"><text:tab/>s = 2000 * 25 / 100 / 2 = 250 </text:span><text:span text:style-name="T24">штук</text:span></text:p>
      <text:p text:style-name="Text_20_body"><text:span text:style-name="T10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7468602122407479800" text:style-name="L5">
        <text:list-item>
          <text:p text:style-name="P58"><text:span text:style-name="T5">get ship hardware as array – </text:span><text:span text:style-name="T10">не работает</text:span></text:p>
        </text:list-item>
        <text:list-item>
          <text:p text:style-name="P59">get volume of ware in cargo bay <text:span text:style-name="T10">и </text:span>get true volume of ware in cargo bay <text:span text:style-name="T10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10">и при таком раскладе результат функций получения объема корректен</text:span>.</text:p>
        </text:list-item>
        <text:list-item>
          <text:p text:style-name="P59">get tradeable ware array from ship <text:span text:style-name="T10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<text:soft-page-break/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887692290601427712" text:style-name="L6">
        <text:list-item>
          <text:p text:style-name="P43">Резерв батарей для прыжкового двигателя</text:p>
        </text:list-item>
        <text:list-item>
          <text:p text:style-name="P43">Резерв ракет</text:p>
        </text:list-item>
        <text:list-item>
          <text:p text:style-name="P43">Резерв боеприпасов</text:p>
        </text:list-item>
        <text:list-item>
          <text:p text:style-name="P43">Спецрезерв (резерв дронов)</text:p>
        </text:list-item>
      </text:list>
      <text:p text:style-name="P7"><text:span text:style-name="T10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10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5498793453617342094" text:style-name="L7">
        <text:list-item>
          <text:p text:style-name="P44">Маска валидации (см. далее)</text:p>
        </text:list-item>
        <text:list-item>
          <text:p text:style-name="P44">Контрагент</text:p>
        </text:list-item>
        <text:list-item>
          <text:p text:style-name="P44">Экземпляр <text:span text:style-name="T5">WareStruct </text:span>с параметрами товара</text:p>
        </text:list-item>
        <text:list-item>
          <text:p text:style-name="P44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4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<text:soft-page-break/>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10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10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10">количественных </text:span>лимитов. <text:span text:style-name="T20">TODO: </text:span><text:span text:style-name="T21">откллючение когда </text:span><text:span text:style-name="T20">ware a</text:span><text:span text:style-name="T21">m</text:span><text:span text:style-name="T20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10">то есть</text:span><text:span text:style-name="T10"> известно, что все контрагенты находятся в пределах рабочей области</text:span><text:span text:style-name="T10">)</text:span>, то выполнять эту проверку не <text:span text:style-name="T10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10">Проверку контрагентов на соответствие заданным количественным лимитам выполняет валидатор </text:span><text:span text:style-name="T5">InVolumeLimits </text:span><text:span text:style-name="T10">(#32).</text:span><text:span text:style-name="T5"> К</text:span><text:span text:style-name="T10">оличество проверок зависит от того, было-ли передано в функцию количество сделки (</text:span><text:span text:style-name="T5">wanted amount).</text:span><text:span text:style-name="T10"> </text:span><text:span text:style-name="T5">Л</text:span><text:span text:style-name="T10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10"> Например, если задан лимит минимального количества для покупки (</text:span><text:span text:style-name="T5">Min. To Buy, MTB)</text:span><text:span text:style-name="T10"> и этот лимит больше, чем запрошенное количество </text:span><text:span text:style-name="T5">(MTB &gt;WA)</text:span><text:span text:style-name="T10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7876340911708753480" text:style-name="L8">
        <text:list-item>
          <text:p text:style-name="P63"><text:span text:style-name="T11">Проверка ограничения минимального объема склада продавца (</text:span><text:span text:style-name="T8">Seller Storage Min. Limit, SSML) </text:span><text:span text:style-name="T11">выполняется если определен соответствующий параметр работы с товаром</text:span><text:span text:style-name="T8">. </text:span><text:span text:style-name="T11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1">Последующие проверки выполняются только если указано количество сделки </text:span><text:span text:style-name="T8">(wanted amount </text:span><text:span text:style-name="T11">не </text:span><text:span text:style-name="T8">null):</text:span></text:p>
      <text:list xml:id="list20678458" text:continue-numbering="true" text:style-name="L8">
        <text:list-item>
          <text:p text:style-name="P45">Проверяется — есть ли у продавца количество, которое я хочу купить.</text:p>
        </text:list-item>
      </text:list>
      <text:list xml:id="list7288101061135890797" text:style-name="L9">
        <text:list-item>
          <text:p text:style-name="P46">Свободный объем моего трюма должен вмещать запрошенное количество товара.</text:p>
        </text:list-item>
        <text:list-item>
          <text:p text:style-name="P46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6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76853249453571628" text:style-name="L10">
        <text:list-item>
          <text:p text:style-name="P47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20692009" text:continue-numbering="true" text:style-name="L10">
        <text:list-item>
          <text:p text:style-name="P47">Проверяется, есть ли у покупателя место на складе для загрузки товара, который я хочу продать.</text:p>
        </text:list-item>
        <text:list-item>
          <text:p text:style-name="P47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7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<text:bookmark-start text:name="__RefHeading__3378_1980337750"/>Определение партии на покупку (функция 604)<text:bookmark-end text:name="__RefHeading__3378_1980337750"/>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838447901991335488" text:style-name="L11">
        <text:list-item>
          <text:p text:style-name="P48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48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26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1">Функция 605 принимает в качестве аргументов </text:span><text:span text:style-name="T8">WareStruct </text:span><text:span text:style-name="T11">с параметрами товара</text:span><text:span text:style-name="T8"> </text:span><text:span text:style-name="T11">и количество </text:span><text:span text:style-name="T8">(</text:span><text:span text:style-name="T11">опционально</text:span><text:span text:style-name="T8">). </text:span><text:span text:style-name="T11">Она позволяет получить следующую информацию относительно корабля и товара: </text:span></text:p>
      <text:list xml:id="list6396547466978032829" text:style-name="L12">
        <text:list-item>
          <text:p text:style-name="P64"><text:span text:style-name="T11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1">При этом, минимальная партия для продажи не может быть меньше 1. </text:span></text:p>
        </text:list-item>
        <text:list-item>
          <text:p text:style-name="P64"><text:span text:style-name="T11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1">Нулевой результат фактически означает запрет продажи.</text:span></text:p>
        </text:list-item>
      </text:list>
      <text:p text:style-name="Text_20_body"><text:span text:style-name="T11">Если </text:span><text:span text:style-name="T8">MTS </text:span><text:span text:style-name="T11">для товара</text:span><text:span text:style-name="T8"> </text:span><text:span text:style-name="T11">не указан, то минимальная партия равна 1. Если </text:span><text:span text:style-name="T8">MTS </text:span><text:span text:style-name="T11">указан в абсолютных единицах, то минимальная партия равна этому значению. Если </text:span><text:span text:style-name="T8">MTS </text:span><text:span text:style-name="T11">указан в процентах, то расчет минимального количества выполняется относительно </text:span><text:span text:style-name="T8">WAL </text:span><text:span text:style-name="T11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1">означать запрет продаж. По этому, нулевой </text:span><text:span text:style-name="T8">MTS</text:span><text:span text:style-name="T11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655895230932768946" text:style-name="L13">
        <text:list-item>
          <text:p text:style-name="P51">Маска валидации</text:p>
        </text:list-item>
        <text:list-item>
          <text:p text:style-name="P51">Экземпляр <text:span text:style-name="T5">WorkspaceStruct </text:span>с параметрами рабочей области</text:p>
        </text:list-item>
        <text:list-item>
          <text:p text:style-name="P51">Экземпляр <text:span text:style-name="T5">WareStruct </text:span>с параметрами товара</text:p>
        </text:list-item>
        <text:list-item>
          <text:p text:style-name="P51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3152235434879936983" text:style-name="L14">
        <text:list-item>
          <text:p text:style-name="P52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2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4245930682309733954" text:style-name="L15">
        <text:list-item>
          <text:p text:style-name="P65">закупка и оборудование кораблей</text:p>
        </text:list-item>
        <text:list-item>
          <text:p text:style-name="P65">переоборудование кораблей</text:p>
        </text:list-item>
        <text:list-item>
          <text:p text:style-name="P65">ремонт в доке</text:p>
        </text:list-item>
        <text:list-item>
          <text:p text:style-name="P65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7583311818322549161" text:style-name="L16">
        <text:list-item>
          <text:p text:style-name="P66">* - корабль на обслуживании</text:p>
        </text:list-item>
        <text:list-item>
          <text:p text:style-name="P66">$ - недостаточно денег для обслуживания</text:p>
        </text:list-item>
        <text:list-item>
          <text:p text:style-name="P66">? - в рабочей области отсутствуют необходимые ресурсы</text:p>
        </text:list-item>
        <text:list-item>
          <text:p text:style-name="P66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2732783340324933781" text:style-name="L17">
        <text:list-item>
          <text:p text:style-name="P67">Лазеры (maintype 8)</text:p>
        </text:list-item>
        <text:list-item>
          <text:p text:style-name="P67">Щиты (maintype 9)</text:p>
        </text:list-item>
        <text:list-item>
          <text:p text:style-name="P67">Ракеты (maintype 10)</text:p>
        </text:list-item>
        <text:list-item>
          <text:p text:style-name="P67">Энергия (maintype 11)</text:p>
        </text:list-item>
        <text:list-item>
          <text:p text:style-name="P67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<text:span text:style-name="T19">Товары, не имеющие признака equipment, закупаются обычным образом </text:span><text:span text:style-name="T20">(</text:span><text:span text:style-name="T21">в последующих </text:span><text:span text:style-name="T20">версиях?).</text:span>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3675850373655260906" text:style-name="L18">
        <text:list-item>
          <text:p text:style-name="P68">Форсаж двигателя — <text:span text:style-name="T19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68">Оптимизация рулевого управления — <text:span text:style-name="T19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68">Расширение грузового отсека — <text:span text:style-name="T19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Text_20_body">Специальное оборудование</text:p>
      <text:list xml:id="list6248141069401699525" text:style-name="L19">
        <text:list-item>
          <text:p text:style-name="P69"><text:soft-page-break/>Прыжковый двигатель — <text:span text:style-name="T19">для представления используются Компоненты прыжкового двигателя в количестве 1 единицы.</text:span></text:p>
        </text:list-item>
        <text:list-item>
          <text:p text:style-name="P69">Транспортер — <text:span text:style-name="T19">для представления используются Сборочное оборудование в количестве 1 единицы.</text:span>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P71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10">В</text:span><text:span text:style-name="T5">е</text:span><text:span text:style-name="T10">рсия</text:span> 3.<text:span text:style-name="T5">03</text:span></text:p>
      <text:list xml:id="list4418203783653785136" text:style-name="L20">
        <text:list-item>
          <text:p text:style-name="P53">Корабли могут торговать друг с другом.</text:p>
        </text:list-item>
        <text:list-item>
          <text:p text:style-name="P53">Программа Мобильный заправщик.</text:p>
        </text:list-item>
        <text:list-item>
          <text:p text:style-name="P53">Программа Мобильный склад.</text:p>
        </text:list-item>
        <text:list-item>
          <text:p text:style-name="P61"><text:span text:style-name="T10">Корректное предупреждение и исправление лимитов, в случае если они перекрывают или </text:span><text:soft-page-break/><text:span text:style-name="T10">противоречат друг-другу </text:span>(<text:span text:style-name="T10">например, лимит мин. партии для покупки больше лимита товара на корабле)?</text:span></text:p>
        </text:list-item>
        <text:list-item>
          <text:p text:style-name="P61"><text:span text:style-name="T10">Статистика</text:span></text:p>
        </text:list-item>
      </text:list>
      <text:p text:style-name="P6"><text:span text:style-name="T10">Версия </text:span>3.02</text:p>
      <text:list xml:id="list8122332432638691082" text:style-name="L21">
        <text:list-item>
          <text:p text:style-name="P54">Новая программа защиты корабля при нападении.</text:p>
        </text:list-item>
        <text:list-item>
          <text:p text:style-name="P54">Исправление алгоритма торговли. Корабли должны корректно торговать со станциями. Исправление бесконечной покупки и продажи товаров при торговле с доком.</text:p>
        </text:list-item>
        <text:list-item>
          <text:p text:style-name="P60"><text:span text:style-name="T10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10">аналог максимального объема склада для станций). </text:span></text:p>
        </text:list-item>
        <text:list-item>
          <text:p text:style-name="P54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54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54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54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54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54">Улучшенный журнал.</text:p>
        </text:list-item>
      </text:list>
      <text:h text:style-name="Heading_20_1" text:outline-level="1"><text:bookmark-start text:name="__RefHeading__3380_1980337750"/>Тестирование на утечки памяти <text:bookmark-end text:name="__RefHeading__3380_1980337750"/></text:h>
      <text:p text:style-name="P57">Непонятно, является ли причиной утечки скрипты дроида (да какие там вообще могут быть утечки?) Но проверить нужно. Можно попробовать многократно позапускать тесты и проследить что будет с памятью. Но для этого сначала нужно сделать так, что бы тесты нормально работали в начале игры. То есть, переписать без привязки к открытым секторам.</text:p>
      <text:p text:style-name="P57"><text:soft-page-break/>Использование функциональных тестов в целях выявления утечек может дать недостоверную информацию. Поскольку функциональные тесты создают новые станции и корабли, увеличение объема используемой памяти может быть связано с наличием ссылок на уничтоженные объекты. <text:s/>Более достоверную информацию могут дать специальные тесты, которые не создают игровых объектов.</text:p>
      <text:p text:style-name="P49">Общие условия тестирования:</text:p>
      <text:list xml:id="list4026941222013976701" text:style-name="L25">
        <text:list-item>
          <text:p text:style-name="P50">Старт новой игры (если не указано иное)</text:p>
        </text:list-item>
        <text:list-item>
          <text:p text:style-name="P50">После старта — активация скрипт-редактора с заходом в список скриптов</text:p>
        </text:list-item>
        <text:list-item>
          <text:p text:style-name="P50">Время работы засекается реальное, а не игровое</text:p>
        </text:list-item>
        <text:list-item>
          <text:p text:style-name="P50">Записывается объем занимаемой процессом памяти на начало теста и в конце</text:p>
        </text:list-item>
        <text:list-item>
          <text:p text:style-name="P50">Настройки графики на минимум</text:p>
        </text:list-item>
      </text:list>
      <text:p text:style-name="P49">Выполненные тесты:</text:p>
      <text:list xml:id="list9073572523467930023" text:style-name="L24">
        <text:list-item>
          <text:p text:style-name="P78"><text:span text:style-name="T12">Коммандер Земли </text:span><text:span text:style-name="T9">(</text:span><text:span text:style-name="T12">без функциональных тестов): </text:span></text:p>
          <text:list>
            <text:list-item>
              <text:p text:style-name="P78"><text:span text:style-name="T9">18:00 – 726</text:span><text:span text:style-name="T12">М; </text:span></text:p>
            </text:list-item>
            <text:list-item>
              <text:p text:style-name="P78"><text:span text:style-name="T9">19:00 – 760</text:span><text:span text:style-name="T12">М.</text:span></text:p>
            </text:list-item>
          </text:list>
        </text:list-item>
        <text:list-item>
          <text:p text:style-name="P78"><text:span text:style-name="T12">Коммандер Земли (500 итераций функциональных тестов): </text:span></text:p>
          <text:list>
            <text:list-item>
              <text:p text:style-name="P78"><text:span text:style-name="T9">19:02 – 731</text:span><text:span text:style-name="T12">М; </text:span></text:p>
            </text:list-item>
            <text:list-item>
              <text:p text:style-name="P78"><text:span text:style-name="T9">20:00 – 792</text:span><text:span text:style-name="T12">М</text:span><text:span text:style-name="T9">.</text:span><text:span text:style-name="T12"> </text:span></text:p>
            </text:list-item>
          </text:list>
        </text:list-item>
        <text:list-item>
          <text:p text:style-name="P78"><text:span text:style-name="T12">Своя игра (без функциональных тестов): </text:span></text:p>
          <text:list>
            <text:list-item>
              <text:p text:style-name="P78"><text:span text:style-name="T9">22:28 – 696</text:span><text:span text:style-name="T12">М; </text:span></text:p>
            </text:list-item>
            <text:list-item>
              <text:p text:style-name="P78"><text:span text:style-name="T12">23:</text:span><text:span text:style-name="T9">28 – 780</text:span><text:span text:style-name="T12">М;</text:span></text:p>
            </text:list-item>
          </text:list>
        </text:list-item>
        <text:list-item>
          <text:p text:style-name="P78"><text:span text:style-name="T12">Своя игра (500 итераций функциональных тестов): </text:span></text:p>
          <text:list>
            <text:list-item>
              <text:p text:style-name="P78"><text:span text:style-name="T9">21:27 – 697M; </text:span></text:p>
            </text:list-item>
            <text:list-item>
              <text:p text:style-name="P78"><text:span text:style-name="T9">22:27 – 802</text:span><text:span text:style-name="T12">М.</text:span></text:p>
            </text:list-item>
          </text:list>
        </text:list-item>
        <text:list-item>
          <text:p text:style-name="P78"><text:soft-page-break/><text:span text:style-name="T12">Своя игра (10000 итераций функциональных тестов): </text:span></text:p>
          <text:list>
            <text:list-item>
              <text:p text:style-name="P78"><text:span text:style-name="T9">23:29 – 663</text:span><text:span text:style-name="T12">М; </text:span></text:p>
            </text:list-item>
            <text:list-item>
              <text:p text:style-name="P78"><text:span text:style-name="T9">00:29 – 826</text:span><text:span text:style-name="T12">М; </text:span></text:p>
            </text:list-item>
            <text:list-item>
              <text:p text:style-name="P78"><text:span text:style-name="T12">01:</text:span><text:span text:style-name="T9">29 – </text:span><text:span text:style-name="T12">843М; </text:span></text:p>
            </text:list-item>
            <text:list-item>
              <text:p text:style-name="P78"><text:span text:style-name="T12">02:</text:span><text:span text:style-name="T9">34 – </text:span><text:span text:style-name="T12">867М; </text:span></text:p>
            </text:list-item>
            <text:list-item>
              <text:p text:style-name="P78"><text:span text:style-name="T9">09:37 – 932</text:span><text:span text:style-name="T12">М;</text:span></text:p>
            </text:list-item>
          </text:list>
        </text:list-item>
        <text:list-item>
          <text:p text:style-name="P78"><text:span text:style-name="T12">Своя игра (без функциональных тестов, в ходе теста выполнялся небольшой продолжительности полет в секторе с перебором целей и контактом со станцией): </text:span></text:p>
          <text:list>
            <text:list-item>
              <text:p text:style-name="P78"><text:span text:style-name="T9">09:39 – 682</text:span><text:span text:style-name="T12">М; </text:span></text:p>
            </text:list-item>
            <text:list-item>
              <text:p text:style-name="P78"><text:span text:style-name="T9">10:39 – 808</text:span><text:span text:style-name="T12">М; </text:span></text:p>
            </text:list-item>
            <text:list-item>
              <text:p text:style-name="P78"><text:span text:style-name="T9">13:39 – 876</text:span><text:span text:style-name="T12">М; </text:span></text:p>
            </text:list-item>
            <text:list-item>
              <text:p text:style-name="P78"><text:span text:style-name="T9">14:39 – 915</text:span><text:span text:style-name="T12">М; </text:span></text:p>
            </text:list-item>
            <text:list-item>
              <text:p text:style-name="P78"><text:span text:style-name="T9">19:39 – </text:span><text:span text:style-name="T12">970М; </text:span></text:p>
            </text:list-item>
            <text:list-item>
              <text:p text:style-name="P78"><text:span text:style-name="T9">20:39 – 990</text:span><text:span text:style-name="T12">М; </text:span></text:p>
            </text:list-item>
            <text:list-item>
              <text:p text:style-name="P78"><text:span text:style-name="T12">Залетел в сектор Стена — 1004М; </text:span></text:p>
            </text:list-item>
            <text:list-item>
              <text:p text:style-name="P78"><text:span text:style-name="T12">Вернулся обратно в Аргон Прайм — 1046М; </text:span></text:p>
            </text:list-item>
            <text:list-item>
              <text:p text:style-name="P78"><text:span text:style-name="T12">21:</text:span><text:span text:style-name="T9">39 ( </text:span><text:span text:style-name="T12">Пристыкованный на верфи в АП</text:span><text:span text:style-name="T9">) – 1071</text:span><text:span text:style-name="T12">М; </text:span></text:p>
            </text:list-item>
            <text:list-item>
              <text:p text:style-name="P78"><text:span text:style-name="T9">22:39 (</text:span><text:span text:style-name="T12">Ожидает в АП)</text:span><text:span text:style-name="T9"> – 1077</text:span><text:span text:style-name="T12">М;</text:span></text:p>
            </text:list-item>
            <text:list-item>
              <text:p text:style-name="P62"><text:span text:style-name="T29">23:39 (</text:span><text:span text:style-name="T12">Ожидает в АП) — 1076М;</text:span></text:p>
            </text:list-item>
            <text:list-item>
              <text:p text:style-name="P62"><text:span text:style-name="T29">D2 00:39 —</text:span><text:span text:style-name="T12"> </text:span><text:span text:style-name="T29">1093М;</text:span></text:p>
            </text:list-item>
          </text:list>
        </text:list-item>
      </text:list>
      <text:h text:style-name="Heading_20_1" text:outline-level="1"><text:bookmark-start text:name="__RefHeading__979_1173807053"/><text:soft-page-break/>TODO<text:bookmark-end text:name="__RefHeading__979_1173807053"/></text:h>
      <text:list xml:id="list5329080839352912203" text:style-name="L22">
        <text:list-item>
          <text:p text:style-name="P56">(В процессе) Приоритетная! После нескольких дней работы со скриптами стало вылетать с <text:span text:style-name="T5">out of memory. </text:span>На последних сохраненках процесс отжирает <text:span text:style-name="T5">3.5 </text:span>гига. Провести диагностику с целью выявления утечек при работе дроида. Определить возможность нормальной эксплуатации такого сложного программного комплекса и сделать выводы о перспективности разработки.</text:p>
        </text:list-item>
        <text:list-item>
          <text:p text:style-name="P55">Подчиненный перестал определять лидера. Хотя лидер показывает все правильно. Есть подозрение, что это из-за того, что у лидера была не запущена программа.</text:p>
        </text:list-item>
        <text:list-item>
          <text:p text:style-name="P55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?</text:p>
        </text:list-item>
        <text:list-item>
          <text:p text:style-name="P55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55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4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55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5">Есть подозрение, что обработчики сигналов будут срабатывать всегда, если для корабля хотя бы один раз была выбрана программа. <text:span text:style-name="T19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0">Добавить отправку пользователю сообщения о нападении.</text:p>
        </text:list-item>
        <text:list-item>
          <text:p text:style-name="P70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72"><text:soft-page-break/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73">Доработать функцию 601, чтобы она учитывала <text:span text:style-name="T5">WAL </text:span>товара, если он задан.</text:p>
        </text:list-item>
        <text:list-item>
          <text:p text:style-name="P55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5">(Тестируется) Проверить и подправить все скрипты, использующие валидацию контрагентов по маске.</text:p>
        </text:list-item>
        <text:list-item>
          <text:p text:style-name="P55">(Тестируется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55"><text:span text:style-name="T5">(</text:span>Тестируется) Переход на <text:span text:style-name="T5">WareStruct-3.02</text:span></text:p>
        </text:list-item>
        <text:list-item>
          <text:p text:style-name="P55">(Тестируется) Переход на <text:span text:style-name="T5">ShupStruct-3.02</text:span></text:p>
        </text:list-item>
        <text:list-item>
          <text:p text:style-name="P33"><text:span text:style-name="T5">(</text:span><text:span text:style-name="T10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0"><text:span text:style-name="T10">(Тестируется) Для некоторых кораблей замечено, что прыжок выполняется достаточно долго. </text:span>M6 – <text:span text:style-name="T10">16 сек.</text:span>, TS – <text:span text:style-name="T10">чуть меньше.</text:span> <text:span text:style-name="T10"><text:s/>Возможно имеет смысл выпускать дронов перед прыжком. </text:span></text:p>
        </text:list-item>
        <text:list-item>
          <text:p text:style-name="P74"><text:span text:style-name="T5">(Т</text:span>естируется) Функция <text:span text:style-name="T5">wwsl.util.loadProduct </text:span>вместо <text:span text:style-name="T5">Ware </text:span>должна требовать <text:span text:style-name="T5">WareStruct.</text:span></text:p>
        </text:list-item>
        <text:list-item>
          <text:p text:style-name="P74"><text:span text:style-name="T10">(Тестируется) Функция </text:span><text:span text:style-name="T5">wwsl.util.unloadProduct </text:span><text:span text:style-name="T10">вместо </text:span><text:span text:style-name="T5">Ware </text:span><text:span text:style-name="T10">должна требовать </text:span><text:span text:style-name="T5">WareStruct.</text:span></text:p>
        </text:list-item>
        <text:list-item>
          <text:p text:style-name="P74"><text:span text:style-name="T5">(Т</text:span>естируется) Рефакторинг функции 607.</text:p>
        </text:list-item>
        <text:list-item>
          <text:p text:style-name="P74"><text:span text:style-name="T5">(Т</text:span><text:span text:style-name="T10">естируется) Рефакторинг функции 608.</text:span></text:p>
        </text:list-item>
        <text:list-item>
          <text:p text:style-name="P74"><text:span text:style-name="T5">(</text:span>Тестируется) Рефакторинг функции <text:span text:style-name="T5">613 (</text:span>нужна для 604)<text:span text:style-name="T5">.</text:span></text:p>
        </text:list-item>
        <text:list-item>
          <text:p text:style-name="P74"><text:span text:style-name="T5">(</text:span>Тестируется) Рефакторинг функции 609. Добавить поддержку <text:span text:style-name="T5">WareStruct </text:span>в качестве аргумента.</text:p>
        </text:list-item>
        <text:list-item>
          <text:p text:style-name="P74"><text:span text:style-name="T5">(</text:span><text:span text:style-name="T10">Тестируется) После переделки функции </text:span><text:span text:style-name="T5">601, </text:span><text:span text:style-name="T10">функции 60</text:span><text:span text:style-name="T5">4</text:span><text:span text:style-name="T10"> и </text:span><text:span text:style-name="T5">605</text:span><text:span text:style-name="T10"> вероятно работают не правильно. Раньше они основывались на общем объеме трюма в единицах объема. А </text:span><text:soft-page-break/><text:span text:style-name="T10">теперь у каждого товара свой </text:span><text:span text:style-name="T5">ware amount limit. </text:span><text:span text:style-name="T10">Доп. инфо: функция</text:span><text:span text:style-name="T5"> 604 </text:span><text:span text:style-name="T10">используется из 608 (поиск товара категорий 2/</text:span><text:span text:style-name="T5">3), wwsl.T2.trip.buyware; </text:span><text:span text:style-name="T10">функция </text:span><text:span text:style-name="T5">605 </text:span><text:span text:style-name="T10">используется из 607 (поиск товара категории 1), </text:span><text:span text:style-name="T5">wwsl.T2.trip.sellware</text:span></text:p>
        </text:list-item>
        <text:list-item>
          <text:p text:style-name="P76"><text:span text:style-name="T5">(</text:span>Сделано 2017-10-07<text:span text:style-name="T5">) </text:span>С тестами может быть проблема, если запустить тесты в самом начале игры, когда игроку 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75"><text:span text:style-name="T10">(Сделано 2017-10-04) Добавить функцию </text:span><text:span text:style-name="T5">706 - </text:span><text:span text:style-name="T10">получения зарезервированного объема трюма.</text:span></text:p>
        </text:list-item>
        <text:list-item>
          <text:p text:style-name="P75"><text:span text:style-name="T5">(</text:span>Сделано 2017-10-04) Рефакторинг функции 609.</text:p>
        </text:list-item>
        <text:list-item>
          <text:p text:style-name="P75"><text:span text:style-name="T5">(</text:span><text:span text:style-name="T10">Сделано 2017-10-04) Доработать функцию 504 что бы работала с резервом любого товара.</text:span></text:p>
        </text:list-item>
        <text:list-item>
          <text:p text:style-name="P75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75">(Сделано <text:span text:style-name="T5">2017-10-04)</text:span> Рефакторинг и тесты функции 611.</text:p>
        </text:list-item>
        <text:list-item>
          <text:p text:style-name="P75"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75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75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5"><text:span text:style-name="T26">(Сделано 2017-10-02) В версии </text:span><text:span text:style-name="T27">3.02 </text:span><text:span text:style-name="T26">появилась необходимость освободить последний аргумент функции </text:span><text:span text:style-name="T27">610</text:span><text:span text:style-name="T26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75"><text:soft-page-break/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75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75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75"><text:span text:style-name="T5">(</text:span>Сделано 2017-10-01) Функция 609 должна учитывать спецрезерв.</text:p>
        </text:list-item>
        <text:list-item>
          <text:p text:style-name="P75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75"><text:span text:style-name="T5">(С</text:span>делано 2017-10-01) Реализовать валидатор <text:span text:style-name="T5">#64.</text:span></text:p>
        </text:list-item>
        <text:list-item>
          <text:p text:style-name="P75">(Сделано 2017-10-02) Ревью <text:span text:style-name="T5">f611.</text:span></text:p>
        </text:list-item>
        <text:list-item>
          <text:p text:style-name="P70"><text:span text:style-name="T28">(Сделано 2017-10-01) Пересмотреть сообщения валидации (удалить вообще?</text:span><text:span text:style-name="T27">)</text:span><text:span text:style-name="T28">.</text:span></text:p>
        </text:list-item>
      </text:list>
      <text:list xml:id="list6018564539002429885" text:style-name="L23">
        <text:list-item>
          <text:p text:style-name="P36">(<text:span text:style-name="T10">Исправлено</text:span> 2017-09-24) Скрипт навигации перестал правильно работать<text:span text:style-name="T10">.</text:span> <text:span text:style-name="T10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5"><text:span text:style-name="T27">(</text:span><text:span text:style-name="T28">Сделано </text:span><text:span text:style-name="T27">2017-09-24) </text:span><text:span text:style-name="T28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77">(<text:span text:style-name="T10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6DT11H12M48S</meta:editing-duration>
    <meta:editing-cycles>1037</meta:editing-cycles>
    <meta:generator>OpenOffice/4.1.3$Win32 OpenOffice.org_project/413m1$Build-9783</meta:generator>
    <dc:date>2017-10-09T00:50:49.67</dc:date>
    <meta:document-statistic meta:table-count="10" meta:image-count="0" meta:object-count="0" meta:page-count="33" meta:paragraph-count="733" meta:word-count="8674" meta:character-count="61727"/>
  </office:meta>
</office:document-meta>
</file>